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d89d" officeooo:paragraph-rsid="0010d89d"/>
    </style:style>
    <style:style style:name="P2" style:family="paragraph" style:parent-style-name="Standard">
      <style:text-properties fo:font-weight="bold" officeooo:rsid="0010d89d" officeooo:paragraph-rsid="0010d89d" style:font-weight-asian="bold" style:font-weight-complex="bold"/>
    </style:style>
    <style:style style:name="P3" style:family="paragraph" style:parent-style-name="Standard">
      <style:text-properties fo:font-weight="bold" officeooo:rsid="0012b687" officeooo:paragraph-rsid="0012b687" style:font-weight-asian="bold" style:font-weight-complex="bold"/>
    </style:style>
    <style:style style:name="P4" style:family="paragraph" style:parent-style-name="Standard">
      <style:text-properties officeooo:rsid="0012b687" officeooo:paragraph-rsid="0012b687"/>
    </style:style>
    <style:style style:name="P5" style:family="paragraph" style:parent-style-name="Standard">
      <style:text-properties officeooo:rsid="001347c5" officeooo:paragraph-rsid="001347c5"/>
    </style:style>
    <style:style style:name="P6" style:family="paragraph" style:parent-style-name="Standard">
      <style:text-properties officeooo:rsid="0013f608" officeooo:paragraph-rsid="0013f608"/>
    </style:style>
    <style:style style:name="P7" style:family="paragraph" style:parent-style-name="Standard">
      <style:text-properties officeooo:rsid="00145f1e" officeooo:paragraph-rsid="00145f1e"/>
    </style:style>
    <style:style style:name="P8" style:family="paragraph" style:parent-style-name="Standard" style:list-style-name="L2">
      <style:text-properties officeooo:rsid="00145f1e" officeooo:paragraph-rsid="00145f1e"/>
    </style:style>
    <style:style style:name="P9" style:family="paragraph" style:parent-style-name="Standard" style:list-style-name="L2">
      <style:text-properties officeooo:paragraph-rsid="00145f1e"/>
    </style:style>
    <style:style style:name="P10" style:family="paragraph" style:parent-style-name="Standard" style:list-style-name="L2">
      <style:text-properties officeooo:rsid="00146343" officeooo:paragraph-rsid="00146343"/>
    </style:style>
    <style:style style:name="P11" style:family="paragraph" style:parent-style-name="Standard">
      <style:text-properties officeooo:rsid="00146343" officeooo:paragraph-rsid="00146343"/>
    </style:style>
    <style:style style:name="P12" style:family="paragraph" style:parent-style-name="Standard" style:list-style-name="L3">
      <style:text-properties officeooo:rsid="00146343" officeooo:paragraph-rsid="00146343"/>
    </style:style>
    <style:style style:name="T1" style:family="text">
      <style:text-properties fo:font-weight="bold"/>
    </style:style>
    <style:style style:name="T2" style:family="text">
      <style:text-properties fo:font-weight="bold" officeooo:rsid="0012b687" style:font-weight-asian="bold" style:font-weight-complex="bold"/>
    </style:style>
    <style:style style:name="T3" style:family="text">
      <style:text-properties fo:font-weight="bold" officeooo:rsid="001347c5" style:font-weight-asian="bold" style:font-weight-complex="bold"/>
    </style:style>
    <style:style style:name="T4" style:family="text">
      <style:text-properties fo:font-weight="bold" officeooo:rsid="00137a68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45f1e"/>
    </style:style>
    <style:style style:name="T7" style:family="text">
      <style:text-properties style:text-underline-style="solid" style:text-underline-width="auto" style:text-underline-color="font-color" officeooo:rsid="00145f1e"/>
    </style:style>
    <style:style style:name="T8" style:family="text">
      <style:text-properties style:text-underline-style="solid" style:text-underline-width="auto" style:text-underline-color="font-color" officeooo:rsid="00146343"/>
    </style:style>
    <style:style style:name="T9" style:family="text">
      <style:text-properties officeooo:rsid="0014634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or Harmony Research Notes</text:p>
      <text:p text:style-name="P1"/>
      <text:p text:style-name="P1"><text:span text:style-name="T1">color harmony</text:span> refers to the property that certain aesthetically pleasing color combinations have.</text:p>
      <text:p text:style-name="P1"/>
      <text:p text:style-name="P1">Color combinations are generally described as where colors are on the wheel and the relative positioning to other colors.</text:p>
      <text:p text:style-name="P1"/>
      <text:p text:style-name="P2">Complimentary Colors</text:p>
      <text:p text:style-name="P2"><text:span text:style-name="T5">Colors that are opposite of each other on the wheel. <text:s/>Complimentary colors create the most contrast with each other, compared to any other colors.</text:span></text:p>
      <text:p text:style-name="P3"><text:span text:style-name="T5">Ex: purple and orange; red and green</text:span></text:p>
      <text:p text:style-name="P2"><text:span text:style-name="T5"/></text:p>
      <text:p text:style-name="Standard"><text:span text:style-name="T2">Split-complimentary Colors</text:span></text:p>
      <text:p text:style-name="P4">Similar to complimentary colors, one of the colors is split up to instead be two analagous colors.</text:p>
      <text:p text:style-name="P4">Ex: purple and {yellow orange, red orange}; red and {yellow green, blue green}</text:p>
      <text:p text:style-name="P4"/>
      <text:p text:style-name="Standard"><text:span text:style-name="T2">Triad</text:span><text:span text:style-name="T4">ic</text:span></text:p>
      <text:p text:style-name="P4">Three colors are used, each equidistant from each other on the wheel.</text:p>
      <text:p text:style-name="P4"/>
      <text:p text:style-name="Standard"><text:span text:style-name="T4">Tetradic</text:span></text:p>
      <text:p text:style-name="P6">Four colors are used. each located at 90 degree angles from two of the other colors, <text:span text:style-name="T6">and diagonally from the third, such that the four colors form a rectangle.</text:span></text:p>
      <text:p text:style-name="P7">Ex: red orange, red violet, blue green and yellow green</text:p>
      <text:p text:style-name="P4"/>
      <text:p text:style-name="Standard"><text:span text:style-name="T3">Analagous</text:span></text:p>
      <text:p text:style-name="P5">Three colors are used, with two colors equidistant on the color wheel from a third color between them.</text:p>
      <text:p text:style-name="P5">Ex: red, red orange and yellow orange</text:p>
      <text:p text:style-name="P5"/>
      <text:p text:style-name="Standard"><text:span text:style-name="T7">Use of Color Harmony in UX</text:span></text:p>
      <text:list text:style-name="L2">
        <text:list-item>
          <text:p text:style-name="P9"><text:span text:style-name="T6">Draw attention and engage users</text:span></text:p>
          <text:list>
            <text:list-item>
              <text:p text:style-name="P8">monochrome w/ vibrantly contra<text:span text:style-name="T9">s</text:span>ting elements</text:p>
            </text:list-item>
          </text:list>
        </text:list-item>
        <text:list-item>
          <text:p text:style-name="P10">Enhance usability</text:p>
          <text:list>
            <text:list-item>
              <text:p text:style-name="P10">color harmony techniques used to make essential elements prominent</text:p>
            </text:list-item>
          </text:list>
        </text:list-item>
      </text:list>
      <text:p text:style-name="P11"/>
      <text:p text:style-name="Standard"><text:span text:style-name="T8">How to Achieve Color Harmony</text:span></text:p>
      <text:list xml:id="list1395165863" text:style-name="L3">
        <text:list-item>
          <text:p text:style-name="P12">Brainstorm</text:p>
        </text:list-item>
        <text:list-item>
          <text:p text:style-name="P12">Select a dominant color</text:p>
          <text:list>
            <text:list-item>
              <text:p text:style-name="P12">dominant color takes center stage</text:p>
            </text:list-item>
            <text:list-item>
              <text:p text:style-name="P12">secondary color supports</text:p>
            </text:list-item>
            <text:list-item>
              <text:p text:style-name="P12">accent colors highlight essential elements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20:36:22.881000000</meta:creation-date>
    <dc:date>2024-10-30T22:37:11.960000000</dc:date>
    <meta:editing-duration>PT9M48S</meta:editing-duration>
    <meta:editing-cycles>1</meta:editing-cycles>
    <meta:document-statistic meta:table-count="0" meta:image-count="0" meta:object-count="0" meta:page-count="1" meta:paragraph-count="28" meta:word-count="239" meta:character-count="1449" meta:non-whitespace-character-count="1246"/>
    <meta:generator>LibreOffice/7.5.3.2$Windows_X86_64 LibreOffice_project/9f56dff12ba03b9acd7730a5a481eea045e468f3</meta:generator>
  </office:meta>
</office:document-meta>
</file>